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fo:font-weight="bold" officeooo:rsid="000e3c59" officeooo:paragraph-rsid="000e3c59" style:font-weight-asian="bold" style:font-weight-complex="bold"/>
    </style:style>
    <style:style style:name="P2" style:family="paragraph" style:parent-style-name="Standard">
      <style:text-properties style:font-name="Arial" officeooo:rsid="000e3c59" officeooo:paragraph-rsid="000e3c59"/>
    </style:style>
    <style:style style:name="P3" style:family="paragraph" style:parent-style-name="Text_20_body">
      <style:text-properties style:font-name="Arial" fo:font-weight="bold" officeooo:rsid="000e3c59" officeooo:paragraph-rsid="000e3c59" style:font-weight-asian="bold" style:font-weight-complex="bold"/>
    </style:style>
    <style:style style:name="P4" style:family="paragraph" style:parent-style-name="Text_20_body" style:list-style-name="L1">
      <style:text-properties style:font-name="Arial" fo:font-weight="bold" officeooo:rsid="000e3c59" style:font-weight-asian="bold" style:font-weight-complex="bold"/>
    </style:style>
    <style:style style:name="P5" style:family="paragraph" style:parent-style-name="Text_20_body">
      <style:text-properties style:font-name="Arial" fo:font-weight="bold" officeooo:rsid="000e3c59" style:font-weight-asian="bold" style:font-weight-complex="bold"/>
    </style:style>
    <style:style style:name="P6" style:family="paragraph" style:parent-style-name="Text_20_body" style:list-style-name="L2">
      <style:text-properties style:font-name="Arial" fo:font-weight="bold" officeooo:rsid="000e3c59" style:font-weight-asian="bold" style:font-weight-complex="bold"/>
    </style:style>
    <style:style style:name="P7" style:family="paragraph" style:parent-style-name="Text_20_body" style:list-style-name="L2">
      <style:text-properties style:font-name="Arial" fo:font-weight="normal" officeooo:rsid="000e3c59" style:font-weight-asian="normal" style:font-weight-complex="normal"/>
    </style:style>
    <style:style style:name="P8" style:family="paragraph" style:parent-style-name="Text_20_body" style:list-style-name="L3">
      <style:text-properties style:font-name="Arial" fo:font-weight="bold" officeooo:rsid="000e3c59" style:font-weight-asian="bold" style:font-weight-complex="bold"/>
    </style:style>
    <style:style style:name="P9" style:family="paragraph" style:parent-style-name="Text_20_body" style:list-style-name="L3">
      <style:text-properties style:font-name="Arial" fo:font-weight="normal" officeooo:rsid="000e3c59" style:font-weight-asian="normal" style:font-weight-complex="normal"/>
    </style:style>
    <style:style style:name="P10" style:family="paragraph" style:parent-style-name="Text_20_body">
      <style:text-properties style:font-name="Arial" fo:font-weight="normal" officeooo:rsid="000e3c59" style:font-weight-asian="normal" style:font-weight-complex="normal"/>
    </style:style>
    <style:style style:name="P11" style:family="paragraph" style:parent-style-name="Text_20_body">
      <style:text-properties style:font-name="Arial" fo:font-weight="normal" officeooo:rsid="000e3c59" officeooo:paragraph-rsid="00145f79" style:font-weight-asian="normal" style:font-weight-complex="normal"/>
    </style:style>
    <style:style style:name="P12" style:family="paragraph" style:parent-style-name="Text_20_body" style:list-style-name="L4">
      <style:text-properties style:font-name="Arial" officeooo:rsid="000e3c59"/>
    </style:style>
    <style:style style:name="P13" style:family="paragraph" style:parent-style-name="Text_20_body" style:list-style-name="L4">
      <style:text-properties style:font-name="Arial" fo:font-weight="bold" officeooo:rsid="000e3c59"/>
    </style:style>
    <style:style style:name="P14" style:family="paragraph" style:parent-style-name="Standard">
      <style:text-properties style:font-name="Arial" fo:font-weight="normal" officeooo:rsid="000e3c59" officeooo:paragraph-rsid="000e3c59" style:font-weight-asian="normal" style:font-weight-complex="normal"/>
    </style:style>
    <style:style style:name="P15" style:family="paragraph" style:parent-style-name="Text_20_body">
      <style:text-properties style:font-name="Arial" fo:font-weight="bold" officeooo:rsid="000e3c59" officeooo:paragraph-rsid="000e3c59" style:font-weight-asian="normal" style:font-weight-complex="normal"/>
    </style:style>
    <style:style style:name="P16" style:family="paragraph" style:parent-style-name="Text_20_body" style:list-style-name="L5">
      <style:text-properties style:font-name="Arial" officeooo:rsid="000e3c59"/>
    </style:style>
    <style:style style:name="P17" style:family="paragraph" style:parent-style-name="Text_20_body">
      <style:text-properties style:font-name="Arial" fo:font-weight="normal" officeooo:rsid="000e3c59" officeooo:paragraph-rsid="000e3c59" style:font-weight-asian="normal" style:font-weight-complex="normal"/>
    </style:style>
    <style:style style:name="P18" style:family="paragraph" style:parent-style-name="Text_20_body" style:list-style-name="L6">
      <style:text-properties style:font-name="Arial" officeooo:rsid="000e3c59"/>
    </style:style>
    <style:style style:name="P19" style:family="paragraph" style:parent-style-name="Text_20_body" style:list-style-name="L7">
      <style:text-properties style:font-name="Arial" officeooo:rsid="000e3c59"/>
    </style:style>
    <style:style style:name="P20" style:family="paragraph" style:parent-style-name="Text_20_body">
      <style:text-properties style:font-name="Arial" fo:font-weight="bold" officeooo:rsid="000e3c59"/>
    </style:style>
    <style:style style:name="P21" style:family="paragraph" style:parent-style-name="Text_20_body" style:list-style-name="L8">
      <style:text-properties style:font-name="Arial" officeooo:rsid="000e3c59"/>
    </style:style>
    <style:style style:name="P22" style:family="paragraph" style:parent-style-name="Text_20_body">
      <style:text-properties style:font-name="Arial" officeooo:rsid="000e3c59"/>
    </style:style>
    <style:style style:name="P23" style:family="paragraph" style:parent-style-name="Text_20_body" style:list-style-name="L9">
      <style:text-properties style:font-name="Arial" fo:font-weight="bold" officeooo:rsid="000e3c59"/>
    </style:style>
    <style:style style:name="P24" style:family="paragraph" style:parent-style-name="Text_20_body" style:list-style-name="L9">
      <style:text-properties style:font-name="Arial" officeooo:rsid="000e3c59"/>
    </style:style>
    <style:style style:name="T1" style:family="text">
      <style:text-properties style:font-name="Arial" fo:font-weight="normal" style:font-weight-asian="normal" style:font-weight-complex="normal"/>
    </style:style>
    <style:style style:name="T2" style:family="text">
      <style:text-properties style:font-name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tyle="italic" fo:font-weight="normal" style:font-weight-asian="normal" style:font-weight-complex="normal"/>
    </style:style>
    <style:style style:name="T5" style:family="text">
      <style:text-properties style:font-name="Arial" fo:font-weight="bold"/>
    </style:style>
    <style:style style:name="T6" style:family="text">
      <style:text-properties style:font-name="Arial" fo:font-style="italic"/>
    </style:style>
    <style:style style:name="T7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TERAÇÕES NO PROJETO CADASTRO DE MONITORES:</text:p>
      <text:p text:style-name="P1"/>
      <text:p text:style-name="P1">DIA: 22/03/2026</text:p>
      <text:p text:style-name="P1"/>
      <text:p text:style-name="P1">RESPONSÁVEL : ROMULO LUAN</text:p>
      <text:p text:style-name="P2"/>
      <text:p text:style-name="P2"/>
      <text:p text:style-name="P3"><text:span text:style-name="T1">1. </text:span><text:span text:style-name="T2">CRIAÇÃO DA CLASSE ASSOCIATIVA</text:span><text:span text:style-name="T1"> </text:span><text:span text:style-name="Source_20_Text"><text:span text:style-name="T1">Inscricao</text:span></text:span><text:span text:style-name="T1"> (Pacote </text:span><text:span text:style-name="Source_20_Text"><text:span text:style-name="T1">models</text:span></text:span><text:span text:style-name="T1">) A classe reúne um atributo do tipo </text:span><text:span text:style-name="Source_20_Text"><text:span text:style-name="T1">Aluno</text:span></text:span><text:span text:style-name="T1">, </text:span><text:span text:style-name="Source_20_Text"><text:span text:style-name="T1">Disciplina</text:span></text:span><text:span text:style-name="T1">, </text:span><text:span text:style-name="Source_20_Text"><text:span text:style-name="T1">CRE</text:span></text:span><text:span text:style-name="T1"> e </text:span><text:span text:style-name="Source_20_Text"><text:span text:style-name="T1">Média</text:span></text:span><text:span text:style-name="T1">.</text:span></text:p>
      <text:list text:style-name="L1">
        <text:list-item>
          <text:p text:style-name="P4"><text:span text:style-name="T2">1.1 Motivo e Princípios Aplicados:</text:span><text:span text:style-name="T1"> Alta Coesão e Encapsulamento: Corrigir uma falha clássica de modelagem conhecida como "Data Clumps" (grupos de dados soltos). A classe </text:span><text:span text:style-name="Source_20_Text"><text:span text:style-name="T1">Disciplina</text:span></text:span><text:span text:style-name="T1"> mantinha três listas separadas que precisavam estar perfeitamente sincronizadas pelo índice, gerando alto acoplamento e risco de inconsistência.</text:span></text:p>
        </text:list-item>
        <text:list-item>
          <text:p text:style-name="P4">1.2 Impacto das Mudanças:</text:p>
          <text:list>
            <text:list-item>
              <text:p text:style-name="P4"><text:span text:style-name="T1">Nas Telas (Views) e Controllers: Onde antes se montava tabelas chamando </text:span><text:span text:style-name="Source_20_Text"><text:span text:style-name="T1">getAlunosInscritos()</text:span></text:span><text:span text:style-name="T1">, </text:span><text:span text:style-name="Source_20_Text"><text:span text:style-name="T1">getListaCREs()</text:span></text:span><text:span text:style-name="T1"> e </text:span><text:span text:style-name="Source_20_Text"><text:span text:style-name="T1">getListaMedias()</text:span></text:span><text:span text:style-name="T1"> separadamente, agora será chamado apenas </text:span><text:span text:style-name="Source_20_Text"><text:span text:style-name="T1">getInscricoes()</text:span></text:span><text:span text:style-name="T1">, extraindo os dados de dentro de cada objeto unificado.</text:span></text:p>
            </text:list-item>
          </text:list>
        </text:list-item>
      </text:list>
      <text:p text:style-name="P5"><text:span text:style-name="T2">2. REFATORAÇÃO DA CLASSE </text:span><text:span text:style-name="Source_20_Text"><text:span text:style-name="T2">Disciplina</text:span></text:span><text:span text:style-name="T2"> (Pacote </text:span><text:span text:style-name="Source_20_Text"><text:span text:style-name="T2">models</text:span></text:span><text:span text:style-name="T2">)</text:span></text:p>
      <text:list text:style-name="L2">
        <text:list-item>
          <text:p text:style-name="P6">2.1 O que fica na classe:</text:p>
          <text:list>
            <text:list-item>
              <text:p text:style-name="P6"><text:span text:style-name="T1">Atributos básicos da disciplina: </text:span><text:span text:style-name="Source_20_Text"><text:span text:style-name="T1">nome</text:span></text:span><text:span text:style-name="T1">, </text:span><text:span text:style-name="Source_20_Text"><text:span text:style-name="T1">vagasRemuneradas</text:span></text:span><text:span text:style-name="T1"> e </text:span><text:span text:style-name="Source_20_Text"><text:span text:style-name="T1">vagasVoluntarias</text:span></text:span><text:span text:style-name="T1">.</text:span></text:p>
            </text:list-item>
            <text:list-item>
              <text:p text:style-name="P6"><text:span text:style-name="T2">A grande mudança:</text:span><text:span text:style-name="T1"> As três listas antigas desaparecem. No lugar delas, entra uma única lista: </text:span><text:span text:style-name="Source_20_Text"><text:span text:style-name="T1">ArrayList&lt;Inscricao&gt; inscricoes</text:span></text:span><text:span text:style-name="T1">.</text:span></text:p>
            </text:list-item>
          </text:list>
        </text:list-item>
        <text:list-item>
          <text:p text:style-name="P6">2.2 Mudanças nos métodos (Aplicação do SRP):</text:p>
          <text:list>
            <text:list-item>
              <text:p text:style-name="P7"><text:span text:style-name="T3">Princípio da Responsabilidade Única (SRP):</text:span> A classe foi aliviada de responsabilidades que não eram dela (como gerenciar sincronia de índices e algoritmos de ordenação complexos).</text:p>
            </text:list-item>
            <text:list-item>
              <text:p text:style-name="P6"><text:span text:style-name="T1">O método </text:span><text:span text:style-name="Source_20_Text"><text:span text:style-name="T1">adicionarAluno</text:span></text:span><text:span text:style-name="T1"> agora instancia um objeto </text:span><text:span text:style-name="Source_20_Text"><text:span text:style-name="T1">Inscricao</text:span></text:span><text:span text:style-name="T1"> e o adiciona à lista única.</text:span></text:p>
            </text:list-item>
            <text:list-item>
              <text:p text:style-name="P6"><text:span text:style-name="T1">O método </text:span><text:span text:style-name="Source_20_Text"><text:span text:style-name="T1">removerAluno</text:span></text:span><text:span text:style-name="T1"> busca e remove diretamente o objeto </text:span><text:span text:style-name="Source_20_Text"><text:span text:style-name="T1">Inscricao</text:span></text:span><text:span text:style-name="T1"> correspondente.</text:span></text:p>
            </text:list-item>
          </text:list>
        </text:list-item>
      </text:list>
      <text:p text:style-name="P5"><text:span text:style-name="T2">3. APLICAÇÃO DO PADRÃO DE PROJETO STRATEGY NA ORDENAÇÃO</text:span><text:span text:style-name="T1"> Criação da classe </text:span><text:span text:style-name="Source_20_Text"><text:span text:style-name="T1">ComparadorDeNotas</text:span></text:span><text:span text:style-name="T1"> (Pacote </text:span><text:span text:style-name="Source_20_Text"><text:span text:style-name="T1">utils</text:span></text:span><text:span text:style-name="T1">), implementando a interface </text:span><text:span text:style-name="Source_20_Text"><text:span text:style-name="T1">Comparator&lt;Inscricao&gt;</text:span></text:span><text:span text:style-name="T1">.</text:span></text:p>
      <text:list text:style-name="L3">
        <text:list-item>
          <text:p text:style-name="P8">3.1 Motivo e Princípios Aplicados:</text:p>
          <text:list>
            <text:list-item>
              <text:p text:style-name="P8"><text:span text:style-name="T2">Padrão Strategy:</text:span><text:span text:style-name="T1"> O cálculo de quem fica na frente no ranking depende dos pesos do Edital (</text:span><text:span text:style-name="Source_20_Text"><text:span text:style-name="T1">pesoCRE</text:span></text:span><text:span text:style-name="T1"> e </text:span><text:span text:style-name="Source_20_Text"><text:span text:style-name="T1">pesoMedia</text:span></text:span><text:span text:style-name="T1">). A </text:span><text:span text:style-name="Source_20_Text"><text:span text:style-name="T1">Disciplina</text:span></text:span><text:span text:style-name="T1"> ou a </text:span><text:span text:style-name="Source_20_Text"><text:span text:style-name="T1">Inscricao</text:span></text:span><text:span text:style-name="T1"> não </text:span><text:soft-page-break/><text:span text:style-name="T1">devem ter a responsabilidade de saber as regras do edital. Isolamos a "estratégia de cálculo" nessa classe especialista externa.</text:span></text:p>
            </text:list-item>
            <text:list-item>
              <text:p text:style-name="P8"><text:span text:style-name="T2">Princípio Aberto/Fechado (OCP)</text:span><text:span text:style-name="T1">: Se a regra de aprovação mudar no futuro, criamos um novo Comparador sem precisar alterar o código da </text:span><text:span text:style-name="Source_20_Text"><text:span text:style-name="T1">Disciplina</text:span></text:span><text:span text:style-name="T1">.</text:span></text:p>
            </text:list-item>
          </text:list>
        </text:list-item>
        <text:list-item>
          <text:p text:style-name="P8"><text:span text:style-name="T2">3.2 Mudança no método </text:span><text:span text:style-name="Source_20_Text"><text:span text:style-name="T2">ordenarRanking</text:span></text:span><text:span text:style-name="T2"> da </text:span><text:span text:style-name="Source_20_Text"><text:span text:style-name="T2">Disciplina</text:span></text:span><text:span text:style-name="T2">:</text:span></text:p>
          <text:list>
            <text:list-item>
              <text:p text:style-name="P9">O algoritmo Bubble Sort manual e o método de troca foram completamente removidos.</text:p>
            </text:list-item>
            <text:list-item>
              <text:p text:style-name="P8"><text:span text:style-name="T1">A </text:span><text:span text:style-name="Source_20_Text"><text:span text:style-name="T1">Disciplina</text:span></text:span><text:span text:style-name="T1"> não sabe mais </text:span><text:span text:style-name="T4">como</text:span><text:span text:style-name="T1"> a lista é ordenada. Ela apenas manda a lista se ordenar delegando a responsabilidade para a nossa estratégia em uma única linha: </text:span><text:span text:style-name="Source_20_Text"><text:span text:style-name="T1">this.inscricoes.sort(new utils.ComparadorDeNotas(pesoCRE, pesoMedia));</text:span></text:span><text:span text:style-name="T1">.</text:span></text:p>
            </text:list-item>
          </text:list>
        </text:list-item>
      </text:list>
      <text:p text:style-name="P10"/>
      <text:p text:style-name="P11"><text:span text:style-name="T5">4. ATUALIZAÇÃO DAS INTERFACES GRÁFICAS (Pacote </text:span><text:span text:style-name="Source_20_Text"><text:span text:style-name="T5">views</text:span></text:span><text:span text:style-name="T5">)</text:span><text:span text:style-name="T2"> :</text:span></text:p>
      <text:p text:style-name="P11"><text:span text:style-name="T2">As classes </text:span><text:span text:style-name="Source_20_Text"><text:span text:style-name="T2">TelaDetalheEditalCoordenador</text:span></text:span><text:span text:style-name="T2">, </text:span><text:span text:style-name="Source_20_Text"><text:span text:style-name="T2">TelaDetalheEditalAluno</text:span></text:span><text:span text:style-name="T2"> e </text:span><text:span text:style-name="Source_20_Text"><text:span text:style-name="T2">TelaResultadoEdital</text:span></text:span><text:span text:style-name="T2"> foram atualizadas para refletir as mudanças no modelo de dados.</text:span></text:p>
      <text:list text:style-name="L4">
        <text:list-item>
          <text:p text:style-name="P12"><text:span text:style-name="T5">4.1 Refatoração do Método </text:span><text:span text:style-name="Source_20_Text"><text:span text:style-name="T5">preencherTabela</text:span></text:span><text:span text:style-name="T5">:</text:span></text:p>
          <text:list>
            <text:list-item>
              <text:p text:style-name="P12"><text:span text:style-name="T5">Antes:</text:span><text:span text:style-name="T2"> O método acessava três listas diferentes simultaneamente (</text:span><text:span text:style-name="Source_20_Text"><text:span text:style-name="T2">getAlunosInscritos()</text:span></text:span><text:span text:style-name="T2">, </text:span><text:span text:style-name="Source_20_Text"><text:span text:style-name="T2">getListaCREs()</text:span></text:span><text:span text:style-name="T2">, </text:span><text:span text:style-name="Source_20_Text"><text:span text:style-name="T2">getListaMedias()</text:span></text:span><text:span text:style-name="T2">) e usava um laço </text:span><text:span text:style-name="Source_20_Text"><text:span text:style-name="T2">for</text:span></text:span><text:span text:style-name="T2"> indexado para tentar manter a sincronia manual dos dados.</text:span></text:p>
            </text:list-item>
            <text:list-item>
              <text:p text:style-name="P12"><text:span text:style-name="T5">Agora:</text:span><text:span text:style-name="T2"> O método utiliza um laço </text:span><text:span text:style-name="T6">for-each</text:span><text:span text:style-name="T2"> simples para iterar sobre a lista única de objetos </text:span><text:span text:style-name="Source_20_Text"><text:span text:style-name="T2">Inscricao</text:span></text:span><text:span text:style-name="T2">. Todos os dados (Aluno, CRE e Média) são extraídos diretamente de um único objeto.</text:span></text:p>
            </text:list-item>
          </text:list>
        </text:list-item>
        <text:list-item>
          <text:p text:style-name="P13">4.2 Benefícios Alcançados:</text:p>
          <text:list>
            <text:list-item>
              <text:p text:style-name="P12"><text:span text:style-name="T7">Segurança de Tipos e Dados:</text:span> Eliminado o risco de exibir a nota de um aluno para outro devido a falhas de sincronia de índices ou remoções incompletas em listas paralelas.</text:p>
            </text:list-item>
            <text:list-item>
              <text:p text:style-name="P12"><text:span text:style-name="T5">Código Limpo (Clean Code):</text:span><text:span text:style-name="T2"> A lógica de exibição ficou mais curta e legível, removendo verificações defensivas de tamanho de lista (</text:span><text:span text:style-name="Source_20_Text"><text:span text:style-name="T2">if (i &lt; listaCres.size())</text:span></text:span><text:span text:style-name="T2">) que poluíam a View.</text:span></text:p>
            </text:list-item>
            <text:list-item>
              <text:p text:style-name="P12"><text:span text:style-name="T5">Facilidade de Manutenção:</text:span><text:span text:style-name="T2"> Caso novos campos sejam adicionados ao processo de inscrição (ex: nota de entrevista), basta atualizar a classe </text:span><text:span text:style-name="Source_20_Text"><text:span text:style-name="T2">Inscricao</text:span></text:span><text:span text:style-name="T2"> e a linha correspondente na tabela, sem mexer em múltiplas listas no Controller ou Model.</text:span>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5">5. AJUSTES FINAIS DE SINCRONIZAÇÃO E PERSISTÊNCIA</text:p>
      <text:list text:style-name="L5">
        <text:list-item>
          <text:p text:style-name="P16"><text:span text:style-name="T5">5.1 Refatoração da Sincronização de Perfil (</text:span><text:span text:style-name="Source_20_Text"><text:span text:style-name="T5">AlunoController</text:span></text:span><text:span text:style-name="T5">):</text:span></text:p>
          <text:list>
            <text:list-item>
              <text:p text:style-name="P16"><text:span text:style-name="T5">Problema:</text:span><text:span text:style-name="T2"> Ao atualizar o nome ou e-mail do aluno, o sistema buscava o objeto em listas de alunos que foram removidas da classe </text:span><text:span text:style-name="Source_20_Text"><text:span text:style-name="T2">Disciplina</text:span></text:span><text:span text:style-name="T2">.</text:span></text:p>
            </text:list-item>
            <text:list-item>
              <text:p text:style-name="P16"><text:span text:style-name="T5">Solução:</text:span><text:span text:style-name="T2"> O loop de atualização agora percorre a lista de </text:span><text:span text:style-name="Source_20_Text"><text:span text:style-name="T2">Inscricao</text:span></text:span><text:span text:style-name="T2">. Isso garante que o objeto </text:span><text:span text:style-name="Source_20_Text"><text:span text:style-name="T2">Aluno</text:span></text:span><text:span text:style-name="T2"> associado a cada inscrição seja atualizado corretamente, mantendo a integridade dos dados em todo o sistema.</text:span></text:p>
            </text:list-item>
          </text:list>
        </text:list-item>
        <text:list-item>
          <text:p text:style-name="P16"><text:span text:style-name="T5">5.2 Correção no </text:span><text:span text:style-name="Source_20_Text"><text:span text:style-name="T5">GeradorDeRelatorio</text:span></text:span><text:span text:style-name="T5"> e </text:span><text:span text:style-name="Source_20_Text"><text:span text:style-name="T5">CentralDeInformacoes</text:span></text:span><text:span text:style-name="T5">:</text:span></text:p>
          <text:list>
            <text:list-item>
              <text:p text:style-name="P16"><text:span text:style-name="T2">Substituição total de acessos a métodos legados como </text:span><text:span text:style-name="Source_20_Text"><text:span text:style-name="T2">getAlunosInscritos()</text:span></text:span><text:span text:style-name="T2"> por navegação direta na lista de inscrições.</text:span></text:p>
            </text:list-item>
            <text:list-item>
              <text:p text:style-name="P16"><text:span text:style-name="T2">Melhoria na performance de busca em editais com a utilização de interrupções de laço (</text:span><text:span text:style-name="Source_20_Text"><text:span text:style-name="T2">break</text:span></text:span><text:span text:style-name="T2">) ao localizar o registro desejado</text:span></text:p>
            </text:list-item>
            <text:list-item>
              <text:p text:style-name="P16"/>
            </text:list-item>
          </text:list>
        </text:list-item>
      </text:list>
      <text:p text:style-name="P17"><text:span text:style-name="T7">6. ENCAPSULAMENTO DA LÓGICA DE NEGÓCIO (</text:span><text:span text:style-name="Source_20_Text"><text:span text:style-name="T7">EditalDeMonitoria</text:span></text:span><text:span text:style-name="T7">)</text:span></text:p>
      <text:list text:style-name="L6">
        <text:list-item>
          <text:p text:style-name="P18"><text:span text:style-name="T7">Ocultação da Estratégia de Dados:</text:span> A classe <text:span text:style-name="Source_20_Text">EditalDeMonitoria</text:span> não precisa mais saber como a <text:span text:style-name="Source_20_Text">Disciplina</text:span> armazena seus inscritos. Ela apenas envia comandos (<text:span text:style-name="Source_20_Text">adicionarAluno</text:span>, <text:span text:style-name="Source_20_Text">removerAluno</text:span>).</text:p>
        </text:list-item>
        <text:list-item>
          <text:p text:style-name="P18"><text:span text:style-name="T7">Respeito ao Princípio "Tell, Don't Ask":</text:span> Em vez de pedir a lista para a disciplina para editá-la de fora, o Edital agora "diz" à disciplina o que fazer com o aluno. Isso reduz drasticamente o acoplamento.</text:p>
        </text:list-item>
      </text:list>
      <text:p text:style-name="P17"><text:span text:style-name="T7">7. IMPLEMENTAÇÃO DE CLONAGEM COM DEEP COPY (</text:span><text:span text:style-name="Source_20_Text"><text:span text:style-name="T7">EditalDeMonitoria</text:span></text:span><text:span text:style-name="T7">)</text:span></text:p>
      <text:list text:style-name="L7">
        <text:list-item>
          <text:p text:style-name="P19"><text:span text:style-name="T7">7.1 Independência de Instâncias:</text:span> * O método <text:span text:style-name="Source_20_Text">clonar()</text:span> foi atualizado para realizar uma cópia profunda (Deep Copy) das disciplinas.</text:p>
          <text:list>
            <text:list-item>
              <text:p text:style-name="P19"><text:span text:style-name="T7">Lógica:</text:span> Ao gerar um novo edital a partir de um antigo, o sistema agora instancia novas disciplinas. Isso garante que o edital clonado herde as configurações (nome e vagas), mas inicie com uma lista de <text:span text:style-name="Source_20_Text">Inscricao</text:span> totalmente vazia, impedindo que dados de semestres anteriores "vazem" para o novo processo seletivo.</text:p>
            </text:list-item>
          </text:list>
        </text:list-item>
      </text:list>
      <text:p text:style-name="P20">8. EVOLUÇÃO NA GESTÃO TEMPORAL E ESTADOS DO EDITAL</text:p>
      <text:list text:style-name="L8">
        <text:list-item>
          <text:p text:style-name="P21"><text:span text:style-name="T7">8.1 Migração para a API </text:span><text:span text:style-name="Source_20_Text"><text:span text:style-name="T7">java.time</text:span></text:span><text:span text:style-name="T7"> (LocalDate):</text:span></text:p>
          <text:list>
            <text:list-item>
              <text:p text:style-name="P21">Substituição do uso de <text:span text:style-name="Source_20_Text">String</text:span> por <text:span text:style-name="Source_20_Text">LocalDate</text:span> para o armazenamento e manipulação de datas de início e fim.</text:p>
            </text:list-item>
            <text:list-item>
              <text:p text:style-name="P21"><text:span text:style-name="T7">Benefício:</text:span> Permite o uso de métodos nativos como <text:span text:style-name="Source_20_Text">.isAfter()</text:span> e <text:span text:style-name="Source_20_Text">.isBefore()</text:span>, tornando a verificação de "edital encerrado" muito mais robusta e menos sujeita a erros de formatação de texto.</text:p>
            </text:list-item>
          </text:list>
        </text:list-item>
        <text:list-item>
          <text:p text:style-name="P21"><text:soft-page-break/><text:span text:style-name="T7">8.2 Controle de Homologação (</text:span><text:span text:style-name="Source_20_Text"><text:span text:style-name="T7">resultadoFinal</text:span></text:span><text:span text:style-name="T7">):</text:span></text:p>
          <text:list>
            <text:list-item>
              <text:p text:style-name="P21">Adição de um novo estado booleano para o edital. Enquanto o <text:span text:style-name="Source_20_Text">resultadoCalculado</text:span> permite visualizar o ranking preliminar, o <text:span text:style-name="Source_20_Text">resultadoFinal</text:span> (homologação) bloqueia permanentemente novas desistências ou alterações, garantindo a integridade jurídica do processo após a publicação oficial.</text:p>
            </text:list-item>
          </text:list>
        </text:list-item>
      </text:list>
      <text:p text:style-name="P22"><text:span text:style-name="T7">9. REESTRUTURAÇÃO DA CAMADA DE CONTROLE (</text:span><text:span text:style-name="Source_20_Text"><text:span text:style-name="T7">EditalController</text:span></text:span><text:span text:style-name="T7">)</text:span></text:p>
      <text:list text:style-name="L9">
        <text:list-item>
          <text:p text:style-name="P23">9.1 Consolidação do Fluxo de Cadastro e Edição:</text:p>
          <text:list>
            <text:list-item>
              <text:p text:style-name="P24">O controlador foi unificado para tratar "Novo Edital", "Clonagem" e "Edição" de forma coesa.</text:p>
            </text:list-item>
            <text:list-item>
              <text:p text:style-name="P24"><text:span text:style-name="T7">Persistência de Identidade:</text:span> Na edição, o sistema agora preserva o ID original do edital, enquanto na clonagem e criação, gera um novo identificador único baseado em <text:span text:style-name="Source_20_Text">System.currentTimeMillis()</text:span>.</text:p>
            </text:list-item>
          </text:list>
        </text:list-item>
        <text:list-item>
          <text:p text:style-name="P23">9.2 Injeção de Dependências e Formatação:</text:p>
          <text:list>
            <text:list-item>
              <text:p text:style-name="P24">Implementação de <text:span text:style-name="Source_20_Text">DateTimeFormatter</text:span> no Controller para garantir que a entrada do usuário na View seja convertida corretamente para os objetos de data do Model, isolando a lógica de formatação da lógica de negócio.</text:p>
            </text:list-item>
          </text:list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2T15:04:06.729195400</meta:creation-date>
    <dc:date>2026-03-22T16:39:34.861417100</dc:date>
    <meta:editing-duration>PT44M15S</meta:editing-duration>
    <meta:editing-cycles>5</meta:editing-cycles>
    <meta:generator>LibreOffice/25.8.5.2$Windows_X86_64 LibreOffice_project/9c8b85f387cc00a89945a79c9e6239f32e450ac2</meta:generator>
    <meta:document-statistic meta:table-count="0" meta:image-count="0" meta:object-count="0" meta:page-count="4" meta:paragraph-count="57" meta:word-count="1028" meta:character-count="6779" meta:non-whitespace-character-count="5851"/>
  </office:meta>
</office:document-meta>
</file>